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haris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haris SI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Atogyihɛ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uf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ufua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okont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ʋ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ʋdɩ wasawa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ɛf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aprawʋn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ang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tim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saalii/Nkran dɔkʋn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i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djabi bɔɔl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f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asr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ʋdɩadunt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dunt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ok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kpɛkpɛwʋ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kpekpets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pʋwʋ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ngyawʋ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edi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kani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lɔdɩ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asɩ tɔ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odo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Yakaya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a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alikp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okontefʋl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Nkontombre abo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o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ɔnsɩ abo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l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a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pes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ɔ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5:17:04</meta:creation-date>
    <dc:date>2012-10-26T15:35:10</dc:date>
    <meta:editing-duration>PT00H18M06S</meta:editing-duration>
    <meta:editing-cycles>2</meta:editing-cycles>
    <meta:generator>OpenOffice.org/3.2$Linux OpenOffice.org_project/320m12$Build-9483</meta:generator>
    <meta:document-statistic meta:table-count="1" meta:image-count="0" meta:object-count="0" meta:page-count="2" meta:paragraph-count="40" meta:word-count="50" meta:character-count="324"/>
  </office:meta>
</office:document-meta>
</file>